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V: MongoDB Applications</text:p>
            <text:p text:style-name="P3">Estimated time: 3 hou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ients and driv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upported by Mongo</text:p>
              </text:list-item>
            </text:list>
            <text:list text:style-name="L3">
              <text:list-item>
                <text:list>
                  <text:list-item>
                    <text:p><text:span text:style-name="T1">C, C++, Erlang, Haskell, Java, Javascript, .NET, Perl, PHP, Pyhton, Ruby, Scala</text:span></text:p>
                  </text:list-item>
                </text:list>
              </text:list-item>
            </text:list>
            <text:list text:style-name="L2">
              <text:list-item>
                <text:p>Supported by the community</text:p>
              </text:list-item>
            </text:list>
            <text:list text:style-name="L3">
              <text:list-item>
                <text:list>
                  <text:list-item>
                    <text:p><text:span text:style-name="T1">ActionScript3, C, C#, Clojure, ColdFusion, D, Dart, Delphi, Entity, Factor, F#, Go, Groovy, Lisp, Javascript, node.js, … etc</text:span></text:p>
                  </text:list-item>
                </text:list>
              </text:list-item>
            </text:list>
            <text:list text:style-name="L2">
              <text:list-item>
                <text:p><text:span text:style-name="T1">Writing drivers and Tools: </text:span><text:span text:style-name="T1"><text:a xlink:href="http://tinyurl.com/6g9d2h9">http://tinyurl.com/6g9d2h9</text:a></text:span><text:span text:style-name="T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 of a Mongo Application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chema design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nked documents vs embedded</text:span></text:p>
                  </text:list-item>
                  <text:list-item>
                    <text:p text:style-name="P4"><text:span text:style-name="T1">Indexes: Good but has a cost</text:span></text:p>
                  </text:list-item>
                  <text:list-item>
                    <text:p text:style-name="P4"><text:span text:style-name="T1">Sharding: Chunks and range, Cardinality, Write Scaling, Querying. </text:span></text:p>
                  </text:list-item>
                </text:list>
              </text:list-item>
            </text:list>
            <text:list text:style-name="L2">
              <text:list-item>
                <text:p><text:span text:style-name="T1">Driver</text:span></text:p>
              </text:list-item>
              <text:list-item>
                <text:p><text:span text:style-name="T1">Frontend technology (avoid transformatio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51</meta:editing-cycles>
    <meta:editing-duration>PT14H20M44S</meta:editing-duration>
    <meta:initial-creator>cross </meta:initial-creator>
    <dc:date>2012-03-24T13:20:30</dc:date>
    <dc:creator>Cross </dc:creator>
    <meta:document-statistic meta:object-count="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